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2" table:default-cell-style-name="ce19"/>
        <table:table-row table:style-name="ro1">
          <table:table-cell table:style-name="ce14" office:value-type="string" calcext:value-type="string">
            <text:p>State</text:p>
          </table:table-cell>
          <table:table-cell table:style-name="ce1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9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20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21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Windows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Linux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20"/>
          <table:table-cell table:style-name="ce23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9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 table:style-name="Default"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 table:style-name="Default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22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22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25T16:18:06.915089910</dc:date>
    <meta:editing-duration>P3DT4H28M40S</meta:editing-duration>
    <meta:editing-cycles>45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